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oun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13">
            <text:p>2413</text:p>
          </table:table-cell>
          <table:table-cell table:style-name="ce22" office:value-type="float" office:value="324">
            <text:p>32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623">
            <text:p>15,623</text:p>
          </table:table-cell>
          <table:table-cell table:style-name="ce22" office:value-type="float" office:value="2557">
            <text:p>255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68">
            <text:p>1,668</text:p>
          </table:table-cell>
          <table:table-cell table:style-name="ce23" office:value-type="float" office:value="684">
            <text:p>68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677">
            <text:p>7,677</text:p>
          </table:table-cell>
          <table:table-cell table:style-name="ce23" office:value-type="float" office:value="2470">
            <text:p>2,47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268">
            <text:p>26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07">
            <text:p>1307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81">
            <text:p>1681</text:p>
          </table:table-cell>
          <table:table-cell table:style-name="ce22" office:value-type="float" office:value="900">
            <text:p>90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655">
            <text:p>10655</text:p>
          </table:table-cell>
          <table:table-cell table:style-name="ce22" office:value-type="float" office:value="1508">
            <text:p>150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87">
            <text:p>1,687</text:p>
          </table:table-cell>
          <table:table-cell table:style-name="ce22" office:value-type="float" office:value="378">
            <text:p>37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7335">
            <text:p>47,335</text:p>
          </table:table-cell>
          <table:table-cell table:style-name="ce22" office:value-type="float" office:value="9873">
            <text:p>987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201">
            <text:p>6,20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558">
            <text:p>55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970">
            <text:p>1,970</text:p>
          </table:table-cell>
          <table:table-cell table:style-name="ce23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186">
            <text:p>17186</text:p>
          </table:table-cell>
          <table:table-cell table:style-name="ce22" office:value-type="float" office:value="248">
            <text:p>24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34">
            <text:p>1834</text:p>
          </table:table-cell>
          <table:table-cell table:style-name="ce22" office:value-type="float" office:value="224">
            <text:p>22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356">
            <text:p>2,356</text:p>
          </table:table-cell>
          <table:table-cell table:style-name="ce23" office:value-type="float" office:value="1002">
            <text:p>1,00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35">
            <text:p>193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65">
            <text:p>2265</text:p>
          </table:table-cell>
          <table:table-cell table:style-name="ce22" office:value-type="float" office:value="344">
            <text:p>34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4451">
            <text:p>34451</text:p>
          </table:table-cell>
          <table:table-cell table:style-name="ce22" office:value-type="float" office:value="2766">
            <text:p>276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5674">
            <text:p>75674</text:p>
          </table:table-cell>
          <table:table-cell table:style-name="ce22" office:value-type="float" office:value="7837">
            <text:p>783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3009">
            <text:p>123009</text:p>
          </table:table-cell>
          <table:table-cell table:style-name="ce22" office:value-type="float" office:value="17710">
            <text:p>177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